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Firmata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Firmata</text:span><text:span text:style-name="T9_2"><text:tab/></text:span><text:span text:style-name="T9_3">KEYWORD</text:span><text:span text:style-name="T9_4">1</text:span></text:p>
      <text:p text:style-name="P10"><text:span text:style-name="T10_1">callbackFunction</text:span><text:span text:style-name="T10_2"><text:tab/></text:span><text:span text:style-name="T10_3">KEYWORD</text:span><text:span text:style-name="T10_4">1</text:span></text:p>
      <text:p text:style-name="P11"><text:span text:style-name="T11_1">systemResetCallbackFunction</text:span><text:span text:style-name="T11_2"><text:tab/></text:span><text:span text:style-name="T11_3">KEYWORD</text:span><text:span text:style-name="T11_4">1</text:span></text:p>
      <text:p text:style-name="P12"><text:span text:style-name="T12_1">stringCallbackFunction</text:span><text:span text:style-name="T12_2"><text:tab/></text:span><text:span text:style-name="T12_3">KEYWORD</text:span><text:span text:style-name="T12_4">1</text:span></text:p>
      <text:p text:style-name="P13"><text:span text:style-name="T13_1">sysexCallbackFunction</text:span><text:span text:style-name="T13_2"><text:tab/></text:span><text:span text:style-name="T13_3">KEYWORD</text:span><text:span text:style-name="T13_4">1</text:span></text:p>
      <text:p text:style-name="P14"/>
      <text:p text:style-name="P15"><text:span text:style-name="T15_1">#######################################</text:span></text:p>
      <text:p text:style-name="P16"><text:span text:style-name="T16_1">#<text:s/></text:span><text:span text:style-name="T16_2">Methods</text:span><text:span text:style-name="T16_3"><text:s/></text:span><text:span text:style-name="T16_4">and</text:span><text:span text:style-name="T16_5"><text:s/></text:span><text:span text:style-name="T16_6">Functions</text:span><text:span text:style-name="T16_7"><text:s/>(</text:span><text:span text:style-name="T16_8">KEYWORD</text:span><text:span text:style-name="T16_9">2)</text:span></text:p>
      <text:p text:style-name="P17"><text:span text:style-name="T17_1">#######################################</text:span></text:p>
      <text:p text:style-name="P18"/>
      <text:p text:style-name="P19"><text:span text:style-name="T19_1">begin</text:span><text:span text:style-name="T19_2"><text:tab/></text:span><text:span text:style-name="T19_3">KEYWORD</text:span><text:span text:style-name="T19_4">2</text:span></text:p>
      <text:p text:style-name="P20"><text:span text:style-name="T20_1">begin</text:span><text:span text:style-name="T20_2"><text:tab/></text:span><text:span text:style-name="T20_3">KEYWORD</text:span><text:span text:style-name="T20_4">2</text:span></text:p>
      <text:p text:style-name="P21"><text:span text:style-name="T21_1">printVersion</text:span><text:span text:style-name="T21_2"><text:tab/></text:span><text:span text:style-name="T21_3">KEYWORD</text:span><text:span text:style-name="T21_4">2</text:span></text:p>
      <text:p text:style-name="P22"><text:span text:style-name="T22_1">blinkVersion</text:span><text:span text:style-name="T22_2"><text:tab/></text:span><text:span text:style-name="T22_3">KEYWORD</text:span><text:span text:style-name="T22_4">2</text:span></text:p>
      <text:p text:style-name="P23"><text:span text:style-name="T23_1">printFirmwareVersion</text:span><text:span text:style-name="T23_2"><text:tab/></text:span><text:span text:style-name="T23_3">KEYWORD</text:span><text:span text:style-name="T23_4">2</text:span></text:p>
      <text:p text:style-name="P24"><text:span text:style-name="T24_1">setFirmwareVersion</text:span><text:span text:style-name="T24_2"><text:tab/></text:span><text:span text:style-name="T24_3">KEYWORD</text:span><text:span text:style-name="T24_4">2</text:span></text:p>
      <text:p text:style-name="P25"><text:span text:style-name="T25_1">setFirmwareNameAndVersion</text:span><text:span text:style-name="T25_2"><text:tab/></text:span><text:span text:style-name="T25_3">KEYWORD</text:span><text:span text:style-name="T25_4">2</text:span></text:p>
      <text:p text:style-name="P26"><text:span text:style-name="T26_1">available</text:span><text:span text:style-name="T26_2"><text:tab/></text:span><text:span text:style-name="T26_3">KEYWORD</text:span><text:span text:style-name="T26_4">2</text:span></text:p>
      <text:p text:style-name="P27"><text:span text:style-name="T27_1">processInput</text:span><text:span text:style-name="T27_2"><text:tab/></text:span><text:span text:style-name="T27_3">KEYWORD</text:span><text:span text:style-name="T27_4">2</text:span></text:p>
      <text:p text:style-name="P28"><text:span text:style-name="T28_1">sendAnalog</text:span><text:span text:style-name="T28_2"><text:tab/></text:span><text:span text:style-name="T28_3">KEYWORD</text:span><text:span text:style-name="T28_4">2</text:span></text:p>
      <text:p text:style-name="P29"><text:span text:style-name="T29_1">sendDigital</text:span><text:span text:style-name="T29_2"><text:tab/></text:span><text:span text:style-name="T29_3">KEYWORD</text:span><text:span text:style-name="T29_4">2</text:span></text:p>
      <text:p text:style-name="P30"><text:span text:style-name="T30_1">sendDigitalPortPair</text:span><text:span text:style-name="T30_2"><text:tab/></text:span><text:span text:style-name="T30_3">KEYWORD</text:span><text:span text:style-name="T30_4">2</text:span></text:p>
      <text:p text:style-name="P31"><text:span text:style-name="T31_1">sendDigitalPort</text:span><text:span text:style-name="T31_2"><text:tab/></text:span><text:span text:style-name="T31_3">KEYWORD</text:span><text:span text:style-name="T31_4">2</text:span></text:p>
      <text:p text:style-name="P32"><text:span text:style-name="T32_1">sendString</text:span><text:span text:style-name="T32_2"><text:tab/></text:span><text:span text:style-name="T32_3">KEYWORD</text:span><text:span text:style-name="T32_4">2</text:span></text:p>
      <text:p text:style-name="P33"><text:span text:style-name="T33_1">sendString</text:span><text:span text:style-name="T33_2"><text:tab/></text:span><text:span text:style-name="T33_3">KEYWORD</text:span><text:span text:style-name="T33_4">2</text:span></text:p>
      <text:p text:style-name="P34"><text:span text:style-name="T34_1">sendSysex</text:span><text:span text:style-name="T34_2"><text:tab/></text:span><text:span text:style-name="T34_3">KEYWORD</text:span><text:span text:style-name="T34_4">2</text:span></text:p>
      <text:p text:style-name="P35"><text:span text:style-name="T35_1">attach</text:span><text:span text:style-name="T35_2"><text:tab/></text:span><text:span text:style-name="T35_3">KEYWORD</text:span><text:span text:style-name="T35_4">2</text:span></text:p>
      <text:p text:style-name="P36"><text:span text:style-name="T36_1">detach</text:span><text:span text:style-name="T36_2"><text:tab/></text:span><text:span text:style-name="T36_3">KEYWORD</text:span><text:span text:style-name="T36_4">2</text:span></text:p>
      <text:p text:style-name="P37"><text:span text:style-name="T37_1">flush</text:span><text:span text:style-name="T37_2"><text:tab/></text:span><text:span text:style-name="T37_3">KEYWORD</text:span><text:span text:style-name="T37_4">2</text:span></text:p>
      <text:p text:style-name="P38"/>
      <text:p text:style-name="P39"/>
      <text:p text:style-name="P40"><text:span text:style-name="T40_1">#######################################</text:span></text:p>
      <text:p text:style-name="P41"><text:span text:style-name="T41_1">#<text:s/></text:span><text:span text:style-name="T41_2">Constants</text:span><text:span text:style-name="T41_3"><text:s/>(</text:span><text:span text:style-name="T41_4">LITERAL</text:span><text:span text:style-name="T41_5">1)</text:span></text:p>
      <text:p text:style-name="P42"><text:span text:style-name="T42_1">#######################################</text:span></text:p>
      <text:p text:style-name="P43"/>
      <text:p text:style-name="P44"><text:span text:style-name="T44_1">MAX</text:span><text:span text:style-name="T44_2">_</text:span><text:span text:style-name="T44_3">DATA</text:span><text:span text:style-name="T44_4">_</text:span><text:span text:style-name="T44_5">BYTES</text:span><text:span text:style-name="T44_6"><text:tab/></text:span><text:span text:style-name="T44_7">LITERAL</text:span><text:span text:style-name="T44_8">1</text:span></text:p>
      <text:p text:style-name="P45"/>
      <text:p text:style-name="P46"><text:span text:style-name="T46_1">DIGITAL</text:span><text:span text:style-name="T46_2">_</text:span><text:span text:style-name="T46_3">MESSAGE</text:span><text:span text:style-name="T46_4"><text:tab/></text:span><text:span text:style-name="T46_5">LITERAL</text:span><text:span text:style-name="T46_6">1</text:span></text:p>
      <text:p text:style-name="P47"><text:span text:style-name="T47_1">ANALOG</text:span><text:span text:style-name="T47_2">_</text:span><text:span text:style-name="T47_3">MESSAGE</text:span><text:span text:style-name="T47_4"><text:tab/></text:span><text:span text:style-name="T47_5">LITERAL</text:span><text:span text:style-name="T47_6">1</text:span></text:p>
      <text:p text:style-name="P48"><text:span text:style-name="T48_1">REPORT</text:span><text:span text:style-name="T48_2">_</text:span><text:span text:style-name="T48_3">ANALOG</text:span><text:span text:style-name="T48_4"><text:tab/></text:span><text:span text:style-name="T48_5">LITERAL</text:span><text:span text:style-name="T48_6">1</text:span></text:p>
      <text:p text:style-name="P49"><text:span text:style-name="T49_1">REPORT</text:span><text:span text:style-name="T49_2">_</text:span><text:span text:style-name="T49_3">DIGITAL</text:span><text:span text:style-name="T49_4"><text:tab/></text:span><text:span text:style-name="T49_5">LITERAL</text:span><text:span text:style-name="T49_6">1</text:span></text:p>
      <text:p text:style-name="P50"><text:span text:style-name="T50_1">REPORT</text:span><text:span text:style-name="T50_2">_</text:span><text:span text:style-name="T50_3">VERSION</text:span><text:span text:style-name="T50_4"><text:tab/></text:span><text:span text:style-name="T50_5">LITERAL</text:span><text:span text:style-name="T50_6">1</text:span></text:p>
      <text:p text:style-name="P51"><text:span text:style-name="T51_1">SET</text:span><text:span text:style-name="T51_2">_</text:span><text:span text:style-name="T51_3">PIN</text:span><text:span text:style-name="T51_4">_</text:span><text:span text:style-name="T51_5">MODE</text:span><text:span text:style-name="T51_6"><text:tab/></text:span><text:span text:style-name="T51_7">LITERAL</text:span><text:span text:style-name="T51_8">1</text:span></text:p>
      <text:p text:style-name="P52"><text:span text:style-name="T52_1">SYSTEM</text:span><text:span text:style-name="T52_2">_</text:span><text:span text:style-name="T52_3">RESET</text:span><text:span text:style-name="T52_4"><text:tab/></text:span><text:span text:style-name="T52_5">LITERAL</text:span><text:span text:style-name="T52_6">1</text:span></text:p>
      <text:p text:style-name="P53"/>
      <text:p text:style-name="P54"><text:span text:style-name="T54_1">START</text:span><text:span text:style-name="T54_2">_</text:span><text:span text:style-name="T54_3">SYSEX</text:span><text:span text:style-name="T54_4"><text:tab/></text:span><text:span text:style-name="T54_5">LITERAL</text:span><text:span text:style-name="T54_6">1</text:span></text:p>
      <text:p text:style-name="P55"><text:span text:style-name="T55_1">END</text:span><text:span text:style-name="T55_2">_</text:span><text:span text:style-name="T55_3">SYSEX</text:span><text:span text:style-name="T55_4"><text:tab/></text:span><text:span text:style-name="T55_5">LITERAL</text:span><text:span text:style-name="T55_6">1</text:span></text:p>
      <text:p text:style-name="P56"/>
      <text:p text:style-name="P57"><text:span text:style-name="T57_1">PWM</text:span><text:span text:style-name="T57_2"><text:tab/></text:span><text:span text:style-name="T57_3">LITERAL</text:span><text:span text:style-name="T57_4">1</text:span></text:p>
      <text:p text:style-name="P58"/>
      <text:p text:style-name="P59"><text:span text:style-name="T59_1">TOTAL</text:span><text:span text:style-name="T59_2">_</text:span><text:span text:style-name="T59_3">ANALOG</text:span><text:span text:style-name="T59_4">_</text:span><text:span text:style-name="T59_5">PINS</text:span><text:span text:style-name="T59_6"><text:tab/></text:span><text:span text:style-name="T59_7">LITERAL</text:span><text:span text:style-name="T59_8">1</text:span></text:p>
      <text:p text:style-name="P60"><text:span text:style-name="T60_1">TOTAL</text:span><text:span text:style-name="T60_2">_</text:span><text:span text:style-name="T60_3">DIGITAL</text:span><text:span text:style-name="T60_4">_</text:span><text:span text:style-name="T60_5">PINS</text:span><text:span text:style-name="T60_6"><text:tab/></text:span><text:span text:style-name="T60_7">LITERAL</text:span><text:span text:style-name="T60_8">1</text:span></text:p>
      <text:p text:style-name="P61"><text:span text:style-name="T61_1">TOTAL</text:span><text:span text:style-name="T61_2">_</text:span><text:span text:style-name="T61_3">PORTS</text:span><text:span text:style-name="T61_4"><text:tab/><text:tab/><text:tab/></text:span><text:span text:style-name="T61_5">LITERAL</text:span><text:span text:style-name="T61_6">1</text:span></text:p>
      <text:p text:style-name="P62"><text:span text:style-name="T62_1">ANALOG</text:span><text:span text:style-name="T62_2">_</text:span><text:span text:style-name="T62_3">PORT</text:span><text:span text:style-name="T62_4"><text:tab/><text:tab/><text:tab/></text:span><text:span text:style-name="T62_5">LITERAL</text:span><text:span text:style-name="T62_6">1</text:span></text:p>
      <text:p text:style-name="P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